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6b37" officeooo:paragraph-rsid="00056b37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font-size="15pt" officeooo:paragraph-rsid="0006a0dc" style:font-size-asian="15pt" style:font-size-complex="15pt"/>
    </style:style>
    <style:style style:name="P4" style:family="paragraph" style:parent-style-name="Standard">
      <style:text-properties fo:font-size="15pt" officeooo:paragraph-rsid="0006d24b" style:font-size-asian="15pt" style:font-size-complex="15pt"/>
    </style:style>
    <style:style style:name="P5" style:family="paragraph" style:parent-style-name="Standard">
      <style:text-properties fo:font-size="15pt" officeooo:paragraph-rsid="000874c3" style:font-size-asian="15pt" style:font-size-complex="15pt"/>
    </style:style>
    <style:style style:name="P6" style:family="paragraph" style:parent-style-name="Text_20_body">
      <style:text-properties fo:font-size="15pt" style:font-size-asian="15pt" style:font-size-complex="15pt"/>
    </style:style>
    <style:style style:name="P7" style:family="paragraph" style:parent-style-name="Standard">
      <style:text-properties fo:font-size="15pt" officeooo:paragraph-rsid="000a5e9d" style:font-size-asian="15pt" style:font-size-complex="15pt"/>
    </style:style>
    <style:style style:name="P8" style:family="paragraph" style:parent-style-name="Standard">
      <style:text-properties fo:font-size="18pt" officeooo:rsid="000874c3" officeooo:paragraph-rsid="000874c3" style:font-size-asian="15.75pt" style:font-size-complex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56b37" style:font-size-asian="16pt" style:font-size-complex="16pt"/>
    </style:style>
    <style:style style:name="T3" style:family="text">
      <style:text-properties officeooo:rsid="0006a0dc"/>
    </style:style>
    <style:style style:name="T4" style:family="text">
      <style:text-properties officeooo:rsid="0006d2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formatica Giuridica <text:s text:c="38"/><text:span text:style-name="T2">Frasca Manuel</text:span></text:p>
      <text:p text:style-name="P8"/>
      <text:p text:style-name="P1"><text:span text:style-name="T1">Reati Informatici <text:s text:c="3"/></text:span><text:s text:c="80"/></text:p>
      <text:p text:style-name="Standard"/>
      <text:p text:style-name="P2"/>
      <text:p text:style-name="P2">I reati informatici sono quelli che coinvolgono l'uso di computer, internet e altre tecnologie dell'informazione. Essi possono includere azioni come l'hacking, la frode informatica, il furto di dati, il phishing, lo spamming, la diffusione di virus informatici e la pornografia infantile online.</text:p>
      <text:p text:style-name="P2"/>
      <text:p text:style-name="P2">Di seguito sono elencati alcuni dei principali reati informatici:</text:p>
      <text:p text:style-name="P2"/>
      <text:p text:style-name="P2">1. Hacking: l'hacking consiste nell'accesso non autorizzato a un sistema informatico al fine di ottenere informazioni riservate o di effettuare modifiche al sistema stesso.</text:p>
      <text:p text:style-name="P2"/>
      <text:p text:style-name="P2">2. Frode informatica: la frode informatica consiste nell'uso fraudolento di informazioni o di un sistema informatico al fine di ottenere un vantaggio finanziario o di altro tipo.</text:p>
      <text:p text:style-name="P2"/>
      <text:p text:style-name="P2">3. Furto di dati: il furto di dati consiste nell'accesso non autorizzato a dati riservati o sensibili, come informazioni di carte di credito o di identità, al fine di utilizzarli a proprio vantaggio o di venderli sul mercato nero.</text:p>
      <text:p text:style-name="P2"/>
      <text:p text:style-name="P2">4. Phishing: il phishing è un tipo di frode informatica in cui i criminali inviano e-mail o messaggi di testo fraudolenti che sembrano provenire da una fonte affidabile, al fine di convincere le persone a fornire informazioni personali o finanziarie.</text:p>
      <text:p text:style-name="P2"/>
      <text:p text:style-name="P2">5. Spamming: lo spamming è l'invio di messaggi indesiderati o pubblicitari a un gran numero di persone tramite e-mail o altri mezzi.</text:p>
      <text:p text:style-name="P2"/>
      <text:p text:style-name="P2">6. Diffusione di virus informatici: la diffusione di virus informatici consiste nell'invio di programmi dannosi che possono causare danni ai sistemi informatici degli utenti.</text:p>
      <text:p text:style-name="P2"/>
      <text:p text:style-name="P2">7. Pornografia infantile online: la pornografia infantile online consiste nella produzione, diffusione o visualizzazione di immagini o video di minori a scopo sessuale.</text:p>
      <text:p text:style-name="P2"/>
      <text:p text:style-name="P2"><text:soft-page-break/>È importante notare che i reati informatici sono spesso difficili da individuare e perseguire, poiché spesso vengono commessi da individui o organizzazioni che si trovano in paesi diversi da quello in cui è avvenuto il reato. Tuttavia, esistono normative e leggi specifiche per affrontare questi reati a livello nazionale e internazionale.</text:p>
      <text:p text:style-name="P2"/>
      <text:p text:style-name="P2">A livello internazionale, una delle principali normative che regolamenta i reati informatici è la Convenzione di Budapest del 2001 sul crimine informatico, adottata dal Consiglio d'Europa. Questa convenzione stabilisce una serie di norme internazionali per prevenire e combattere i reati informatici, tra cui il furto di dati, l'hacking, la diffusione di virus informatici e la pornografia infantile online. La convenzione prevede anche la cooperazione internazionale per perseguire i criminali informatici e prevede sanzioni per i reati informatici.</text:p>
      <text:p text:style-name="P2"/>
      <text:p text:style-name="P2">A livello nazionale, molti paesi hanno leggi specifiche per regolamentare i reati informatici. Ad esempio, negli Stati Uniti, il Computer Fraud and Abuse Act (CFAA) del 1986 regolamenta l'accesso non autorizzato a computer e dati informatici, nonché la diffusione di virus informatici. Il CFAA stabilisce anche le sanzioni per i reati informatici, che possono variare dal pagamento di una multa alla reclusione.</text:p>
      <text:p text:style-name="P2"/>
      <text:p text:style-name="P2">In Europa, la Direttiva sulla criminalità informatica del 2013 stabilisce norme minime per la definizione di reati informatici e le relative sanzioni. Questa direttiva obbliga gli Stati membri dell'Unione Europea a stabilire sanzioni efficaci, proporzionate e dissuasive per i reati informatici, nonché a garantire la cooperazione transfrontaliera per la prevenzione e la repressione dei reati informatici.</text:p>
      <text:p text:style-name="P2"/>
      <text:p text:style-name="P2">In Italia, il Codice Penale prevede una serie di reati informatici, tra cui l'accesso abusivo a un sistema informatico, la diffusione di virus informatici e la frode informatica. Inoltre, il Decreto Legislativo 231/2001 prevede la responsabilità amministrativa delle imprese per i reati commessi nell'interesse o a vantaggio dell'azienda stessa.</text:p>
      <text:p text:style-name="P2"/>
      <text:p text:style-name="P3">In generale, le normative sul crimine informatico sono in continua evoluzione per adeguarsi alle nuove minacce informatiche e garantire la protezione dei dati e della privacy degli utenti; <text:span text:style-name="T3">p</text:span>oiché la tecnologia si evolve molto rapidamente, le leggi e i regolamenti che regolamentano i reati informatici rischiano di diventare rapidamente obsoleti e quindi meno efficaci. Tuttavia, la loro efficacia dipende anche dalla capacità delle autorità competenti di individuare e perseguire i criminali informatici, nonché dalla sensibilizzazione degli utenti sui rischi e sulle buone pratiche di sicurezza informatica.</text:p>
      <text:p text:style-name="P6"><text:soft-page-break/>L'individuazione e la persecuzione dei reati informatici sono di competenza delle autorità di polizia e dei pubblici ministeri. In molti paesi, esistono unità specializzate di polizia che si occupano specificamente dei reati informatici, come ad esempio l'FBI negli Stati Uniti, la Polizia Postale e delle Comunicazioni in Italia, o la Police Nationale en charge de la Lutte contre la Cybercriminalité in Francia.</text:p>
      <text:p text:style-name="P6">Inoltre, molte giurisdizioni hanno creato tribunali specializzati per i reati informatici, dove i giudici hanno una conoscenza approfondita dei problemi tecnologici e legali associati ai reati informatici.</text:p>
      <text:p text:style-name="P6">La cooperazione internazionale è anche fondamentale per individuare e perseguire i reati informatici, in quanto questi possono essere commessi da soggetti che si trovano in paesi diversi e che utilizzano infrastrutture digitali a livello globale. A tal fine, molte giurisdizioni hanno istituito accordi di cooperazione internazionale per la lotta alla criminalità informatica.</text:p>
      <text:p text:style-name="P6">Infine, le aziende e le organizzazioni possono collaborare con le autorità di polizia e i pubblici ministeri per individuare e perseguire i reati informatici. Ad esempio, le aziende possono fornire alle autorità informazioni sulle violazioni della sicurezza informatica e sulle attività sospette dei propri dipendenti.</text:p>
      <text:p text:style-name="P2"/>
      <text:p text:style-name="P2">I reati informatici possono essere individuati in vari modi, in base alla loro natura e alle circostanze specifiche. Ecco alcuni dei metodi più comuni utilizzati per individuare i reati informatici:</text:p>
      <text:p text:style-name="P2"/>
      <text:p text:style-name="P2">1. Segnalazioni degli utenti: spesso i reati informatici vengono individuati grazie alle segnalazioni degli utenti, che possono notare attività sospette sul proprio computer o sulla propria rete. Ad esempio, una persona potrebbe segnalare un tentativo di phishing o un attacco ransomware al proprio provider di servizi Internet o all'autorità di polizia.</text:p>
      <text:p text:style-name="P2"/>
      <text:p text:style-name="P2">2. Monitoraggio delle attività di rete: le aziende e le organizzazioni possono monitorare le attività sulla propria rete per individuare comportamenti anomali o potenzialmente dannosi. Ad esempio, i log delle attività di rete possono essere utilizzati per identificare tentativi di accesso non autorizzato o per rilevare l'attività di malware.</text:p>
      <text:p text:style-name="P2"/>
      <text:p text:style-name="P2">3. Analisi dei log: i log delle attività di sistema, dei server web e dei firewall possono essere utilizzati per individuare gli attacchi informatici. Gli analisti <text:soft-page-break/>possono esaminare i log per individuare attività sospette, come l'accesso a risorse non autorizzate o l'invio di dati a indirizzi IP sconosciuti.</text:p>
      <text:p text:style-name="P2"/>
      <text:p text:style-name="P2"><text:span text:style-name="T4">4</text:span>. Analisi delle transazioni finanziarie: le attività di frode e di riciclaggio di denaro spesso lasciano tracce nelle transazioni finanziarie. Le autorità di polizia possono monitorare le transazioni finanziarie sospette per individuare i reati informatici, come ad esempio la frode con carte di credito o il riciclaggio di denaro ottenuto da attività illecite.</text:p>
      <text:p text:style-name="P2"/>
      <text:p text:style-name="P4"><text:span text:style-name="T4">5</text:span>. Indagini forensi: le indagini forensi possono essere utilizzate per raccogliere prove digitali sui reati informatici. Gli analisti forensi possono esaminare i dispositivi di archiviazione per individuare tracce di attività illecita, come ad esempio la presenza di malware o l'accesso non autorizzato a dati sensibili.</text:p>
      <text:p text:style-name="P2"/>
      <text:p text:style-name="P2">L'analisi forense in materia di informatica giuridica, nota anche come informatica forense, è una disciplina che si occupa dell'individuazione, del recupero e dell'analisi delle prove informatiche utilizzate in ambito legale.</text:p>
      <text:p text:style-name="P2"/>
      <text:p text:style-name="P2">L'obiettivo dell'informatica forense è di raccogliere informazioni digitali per risolvere questioni legali, come ad esempio la prevenzione o la persecuzione di reati informatici, la valutazione delle prove in un processo giudiziario o la valutazione della conformità di un'azienda con le normative sulla privacy.</text:p>
      <text:p text:style-name="P2"/>
      <text:p text:style-name="P2">L'analisi forense in materia di informatica giuridica utilizza una serie di tecniche e strumenti specializzati per raccogliere, preservare e analizzare le prove digitali. Ad esempio, gli analisti forensi possono utilizzare software specializzati per la creazione di immagini di dischi rigidi o altri dispositivi di archiviazione, così da evitare di alterare accidentalmente i dati originali.</text:p>
      <text:p text:style-name="P2"/>
      <text:p text:style-name="P5">L'informatica forense può essere utilizzata anche per prevenire i reati informatici, individuando potenziali minacce alla sicurezza informatica e aiutando le aziende a identificare le vulnerabilità dei propri sistemi.</text:p>
      <text:p text:style-name="P2"/>
      <text:p text:style-name="P7">Inoltre, l'analisi forense in materia di informatica giuridica richiede una profonda conoscenza delle leggi e delle normative che regolano la raccolta e l'utilizzo delle prove digitali. Gli analisti forensi devono essere in grado di garantire che le prove raccolte siano utilizzabili in tribunale e rispettino le leggi sulla privacy e sulla protezione dei dati personali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08:57:23.816609304</meta:creation-date>
    <dc:date>2023-04-25T09:40:22.319768566</dc:date>
    <meta:editing-duration>PT6M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32" meta:word-count="1309" meta:character-count="9212" meta:non-whitespace-character-count="7813"/>
  </office:meta>
</office:document-meta>
</file>